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asdasdasdas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2:23:30.696477925</meta:creation-date>
    <dc:date>2018-11-29T02:24:13.224411583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6.0.6.2$Linux_X86_64 LibreOffice_project/00m0$Build-2</meta:generator>
  </office:meta>
</office:document-meta>
</file>